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frame draw:id="id63" presentation:style-name="a384" draw:name="Titel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#</text:span><text:span text:style-name="a382" text:class-names=""/></text:p>
          </draw:text-box>
          <svg:title/>
          <svg:desc/>
        </draw:frame>
        <draw:frame draw:id="id64" presentation:style-name="a385" draw:name="Untertitel 2" svg:x="1.66667in" svg:y="3.93924in" svg:width="10in" svg:height="1.81076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astertitelformat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#</dc:title>
    <meta:initial-creator>Greulich, Marcello</meta:initial-creator>
    <dc:creator>Greulich, Marcello</dc:creator>
    <meta:creation-date>2022-09-14T13:49:13Z</meta:creation-date>
    <dc:date>2022-09-14T13:51:06Z</dc:date>
    <meta:editing-cycles>1</meta:editing-cycles>
    <meta:editing-duration>PT0S</meta:editing-duration>
    <meta:document-statistic meta:paragraph-count="1" meta:word-count="1"/>
  </office:meta>
</office:document-meta>
</file>